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b57" officeooo:paragraph-rsid="00100b57"/>
    </style:style>
    <style:style style:name="P2" style:family="paragraph" style:parent-style-name="Standard">
      <style:text-properties officeooo:paragraph-rsid="00146b49"/>
    </style:style>
    <style:style style:name="P3" style:family="paragraph" style:parent-style-name="Standard">
      <style:text-properties officeooo:rsid="00146b49" officeooo:paragraph-rsid="00146b49"/>
    </style:style>
    <style:style style:name="P4" style:family="paragraph" style:parent-style-name="Standard">
      <style:paragraph-properties fo:text-align="center" style:justify-single-word="false"/>
      <style:text-properties fo:font-size="36pt" style:text-underline-style="solid" style:text-underline-width="auto" style:text-underline-color="font-color" officeooo:rsid="00197d95" officeooo:paragraph-rsid="00197d95" style:font-size-asian="36pt" style:font-size-complex="36pt"/>
    </style:style>
    <style:style style:name="P5" style:family="paragraph" style:parent-style-name="Standard">
      <style:text-properties style:font-name="Times new roman" officeooo:rsid="001b85de" officeooo:paragraph-rsid="00100b57"/>
    </style:style>
    <style:style style:name="P6" style:family="paragraph" style:parent-style-name="Standard">
      <style:text-properties fo:font-size="24pt" style:font-size-asian="24pt" style:font-size-complex="24pt"/>
    </style:style>
    <style:style style:name="P7" style:family="paragraph" style:parent-style-name="Standard">
      <style:text-properties fo:font-size="24pt" officeooo:rsid="001c4f36" officeooo:paragraph-rsid="001c4f36" style:font-size-asian="24pt" style:font-size-complex="24pt"/>
    </style:style>
    <style:style style:name="P8" style:family="paragraph" style:parent-style-name="Standard">
      <style:text-properties fo:font-size="24pt" officeooo:rsid="00100b57" officeooo:paragraph-rsid="00100b57" style:font-size-asian="24pt" style:font-size-complex="24pt"/>
    </style:style>
    <style:style style:name="P9" style:family="paragraph" style:parent-style-name="Standard">
      <style:text-properties fo:font-size="24pt" fo:font-style="italic" officeooo:rsid="00100b57" officeooo:paragraph-rsid="00100b57" style:font-size-asian="24pt" style:font-style-asian="italic" style:font-size-complex="24pt" style:font-style-complex="italic"/>
    </style:style>
    <style:style style:name="P10" style:family="paragraph" style:parent-style-name="Standard">
      <style:text-properties fo:font-size="24pt" fo:font-style="italic" officeooo:rsid="00136176" officeooo:paragraph-rsid="00136176" style:font-size-asian="24pt" style:font-style-asian="italic" style:font-size-complex="24pt" style:font-style-complex="italic"/>
    </style:style>
    <style:style style:name="P11" style:family="paragraph" style:parent-style-name="Standard">
      <style:text-properties fo:font-size="24pt" fo:font-style="italic" officeooo:rsid="001f2bdd" officeooo:paragraph-rsid="001f2bdd" style:font-size-asian="24pt" style:font-style-asian="italic" style:font-size-complex="24pt" style:font-style-complex="italic"/>
    </style:style>
    <style:style style:name="P12" style:family="paragraph" style:parent-style-name="Standard">
      <style:text-properties fo:font-size="24pt" fo:font-style="italic" officeooo:rsid="00200414" officeooo:paragraph-rsid="00200414" style:font-size-asian="21pt" style:font-style-asian="italic" style:font-size-complex="24pt" style:font-style-complex="italic"/>
    </style:style>
    <style:style style:name="P13" style:family="paragraph" style:parent-style-name="Standard">
      <style:text-properties fo:font-size="24pt" fo:font-style="italic" style:text-underline-style="none" officeooo:rsid="00256766" officeooo:paragraph-rsid="00256766" style:font-size-asian="21pt" style:font-style-asian="italic" style:font-size-complex="24pt" style:font-style-complex="italic"/>
    </style:style>
    <style:style style:name="P14" style:family="paragraph" style:parent-style-name="Standard">
      <style:text-properties fo:font-size="12pt" fo:font-style="italic" officeooo:rsid="00100b57" officeooo:paragraph-rsid="00100b57" style:font-size-asian="10.5pt" style:font-style-asian="italic" style:font-size-complex="12pt" style:font-style-complex="italic"/>
    </style:style>
    <style:style style:name="P15" style:family="paragraph" style:parent-style-name="Standard">
      <style:text-properties fo:font-size="12pt" fo:font-style="italic" officeooo:rsid="00136176" officeooo:paragraph-rsid="00136176" style:font-size-asian="10.5pt" style:font-style-asian="italic" style:font-size-complex="12pt" style:font-style-complex="italic"/>
    </style:style>
    <style:style style:name="P16" style:family="paragraph" style:parent-style-name="Standard">
      <style:text-properties fo:font-size="12pt" style:text-underline-style="none" officeooo:rsid="00200414" officeooo:paragraph-rsid="0021475a" style:font-size-asian="10.5pt" style:font-size-complex="12pt"/>
    </style:style>
    <style:style style:name="P17" style:family="paragraph" style:parent-style-name="Standard">
      <style:text-properties fo:font-size="12pt" style:text-underline-style="none" officeooo:rsid="00200414" officeooo:paragraph-rsid="0024caf1" style:font-size-asian="10.5pt" style:font-size-complex="12pt"/>
    </style:style>
    <style:style style:name="P18" style:family="paragraph" style:parent-style-name="Standard">
      <style:text-properties officeooo:rsid="001f2bdd" officeooo:paragraph-rsid="001f2bdd"/>
    </style:style>
    <style:style style:name="P19" style:family="paragraph" style:parent-style-name="Standard">
      <style:text-properties officeooo:rsid="00200414" officeooo:paragraph-rsid="00200414"/>
    </style:style>
    <style:style style:name="P20" style:family="paragraph" style:parent-style-name="Standard" style:list-style-name="L1">
      <style:text-properties officeooo:paragraph-rsid="001f2bdd"/>
    </style:style>
    <style:style style:name="P21" style:family="paragraph" style:parent-style-name="Standard" style:list-style-name="L1">
      <style:text-properties fo:font-size="24pt" officeooo:rsid="001c4f36" officeooo:paragraph-rsid="001f2bdd" style:font-size-asian="24pt" style:font-size-complex="24pt"/>
    </style:style>
    <style:style style:name="P22" style:family="paragraph" style:parent-style-name="Standard" style:list-style-name="L2">
      <style:text-properties fo:font-size="24pt" officeooo:rsid="001f2bdd" officeooo:paragraph-rsid="001f2bdd" style:font-size-asian="24pt" style:font-size-complex="24pt"/>
    </style:style>
    <style:style style:name="P23" style:family="paragraph" style:parent-style-name="Standard" style:list-style-name="L2">
      <style:text-properties officeooo:paragraph-rsid="001f2bdd"/>
    </style:style>
    <style:style style:name="P24" style:family="paragraph" style:parent-style-name="Standard" style:list-style-name="L3">
      <style:text-properties officeooo:paragraph-rsid="001c4f36"/>
    </style:style>
    <style:style style:name="P25" style:family="paragraph" style:parent-style-name="Standard">
      <style:text-properties fo:font-size="12pt" style:text-underline-style="none" officeooo:rsid="0021475a" officeooo:paragraph-rsid="0024caf1" style:font-size-asian="10.5pt" style:font-size-complex="12pt"/>
    </style:style>
    <style:style style:name="P26" style:family="paragraph" style:parent-style-name="Standard">
      <style:text-properties fo:font-size="12pt" style:text-underline-style="none" officeooo:rsid="0024caf1" officeooo:paragraph-rsid="0024caf1" style:font-size-asian="10.5pt" style:font-size-complex="12pt"/>
    </style:style>
    <style:style style:name="P27" style:family="paragraph" style:parent-style-name="Standard">
      <style:text-properties fo:font-size="12pt" style:text-underline-style="none" officeooo:rsid="00200414" officeooo:paragraph-rsid="0024caf1" style:font-size-asian="10.5pt" style:font-size-complex="12pt"/>
    </style:style>
    <style:style style:name="P28" style:family="paragraph" style:parent-style-name="Standard">
      <style:text-properties fo:font-size="12pt" style:text-underline-style="none" officeooo:rsid="002a9a11" officeooo:paragraph-rsid="002a9a11" style:font-size-asian="10.5pt" style:font-size-complex="12pt"/>
    </style:style>
    <style:style style:name="P29" style:family="paragraph" style:parent-style-name="Standard">
      <style:text-properties officeooo:paragraph-rsid="0026d242"/>
    </style:style>
    <style:style style:name="P30" style:family="paragraph" style:parent-style-name="Standard">
      <style:text-properties officeooo:rsid="002a9a11" officeooo:paragraph-rsid="002a9a11"/>
    </style:style>
    <style:style style:name="T1" style:family="text">
      <style:text-properties officeooo:rsid="00146b49"/>
    </style:style>
    <style:style style:name="T2" style:family="text">
      <style:text-properties style:text-underline-style="none"/>
    </style:style>
    <style:style style:name="T3" style:family="text">
      <style:text-properties style:text-underline-style="none" officeooo:rsid="00146b49"/>
    </style:style>
    <style:style style:name="T4" style:family="text">
      <style:text-properties officeooo:rsid="0014972a"/>
    </style:style>
    <style:style style:name="T5" style:family="text">
      <style:text-properties officeooo:rsid="00156645"/>
    </style:style>
    <style:style style:name="T6" style:family="text">
      <style:text-properties officeooo:rsid="0016cb55"/>
    </style:style>
    <style:style style:name="T7" style:family="text">
      <style:text-properties officeooo:rsid="00173027"/>
    </style:style>
    <style:style style:name="T8" style:family="text">
      <style:text-properties officeooo:rsid="0017b7ed"/>
    </style:style>
    <style:style style:name="T9" style:family="text">
      <style:text-properties fo:font-size="24pt" style:font-size-asian="24pt" style:font-size-complex="24pt"/>
    </style:style>
    <style:style style:name="T10" style:family="text">
      <style:text-properties fo:font-size="24pt" officeooo:rsid="001c4f36" style:font-size-asian="24pt" style:font-size-complex="24pt"/>
    </style:style>
    <style:style style:name="T11" style:family="text">
      <style:text-properties fo:font-size="24pt" officeooo:rsid="001f2bdd" style:font-size-asian="24pt" style:font-size-complex="24pt"/>
    </style:style>
    <style:style style:name="T12" style:family="text">
      <style:text-properties fo:font-size="24pt" style:text-underline-style="none" officeooo:rsid="001c4f36" style:font-size-asian="24pt" style:font-size-complex="24pt"/>
    </style:style>
    <style:style style:name="T13" style:family="text">
      <style:text-properties officeooo:rsid="001df7f3"/>
    </style:style>
    <style:style style:name="T14" style:family="text">
      <style:text-properties officeooo:rsid="001f2bdd"/>
    </style:style>
    <style:style style:name="T15" style:family="text">
      <style:text-properties officeooo:rsid="001fc6d7"/>
    </style:style>
    <style:style style:name="T16" style:family="text">
      <style:text-properties officeooo:rsid="0021475a"/>
    </style:style>
    <style:style style:name="T17" style:family="text">
      <style:text-properties fo:font-size="12pt" fo:font-style="normal" style:text-underline-style="none" style:font-size-asian="10.5pt" style:font-style-asian="normal" style:font-size-complex="12pt" style:font-style-complex="normal"/>
    </style:style>
    <style:style style:name="T18" style:family="text">
      <style:text-properties fo:font-size="12pt" fo:font-style="normal" style:text-underline-style="none" officeooo:rsid="0026d242" style:font-size-asian="10.5pt" style:font-style-asian="normal" style:font-size-complex="12pt" style:font-style-complex="normal"/>
    </style:style>
    <style:style style:name="T19" style:family="text">
      <style:text-properties fo:font-size="12pt" fo:font-style="normal" style:text-underline-style="none" officeooo:rsid="00277da3" style:font-size-asian="10.5pt" style:font-style-asian="normal" style:font-size-complex="12pt" style:font-style-complex="normal"/>
    </style:style>
    <style:style style:name="T20" style:family="text">
      <style:text-properties officeooo:rsid="00277da3"/>
    </style:style>
    <style:style style:name="T2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Algortimos y Programación II: TP<text:span text:style-name="T14">2</text:span></text:p>
      <text:p text:style-name="P5"/>
      <text:p text:style-name="P5"/>
      <text:list xml:id="list1279269460740975530" text:style-name="L1">
        <text:list-item>
          <text:p text:style-name="P20"><text:span text:style-name="T11">Integrantes</text:span><text:span text:style-name="T9">: </text:span></text:p>
          <text:p text:style-name="P21"><text:s/>Ramiro Santos</text:p>
          <text:p text:style-name="P20"><text:span text:style-name="T10"><text:s/></text:span><text:span text:style-name="T11">Klaus Lungwitz</text:span></text:p>
        </text:list-item>
      </text:list>
      <text:p text:style-name="P6"/>
      <text:p text:style-name="P6"/>
      <text:p text:style-name="P6"/>
      <text:list xml:id="list622503188307564499" text:style-name="L2">
        <text:list-item>
          <text:p text:style-name="P23"><text:span text:style-name="T10">Padr</text:span><text:span text:style-name="T11">ones</text:span><text:span text:style-name="T10">: </text:span></text:p>
          <text:p text:style-name="P23"><text:span text:style-name="T10"><text:s/></text:span><text:span text:style-name="T11">Santos: </text:span><text:span text:style-name="T10">9977</text:span><text:span text:style-name="T11">2</text:span></text:p>
          <text:p text:style-name="P22"><text:s/>Lungwitz: padron klausen</text:p>
        </text:list-item>
      </text:list>
      <text:p text:style-name="P7"/>
      <text:p text:style-name="P7"/>
      <text:p text:style-name="P7"/>
      <text:list xml:id="list133206118473470725" text:style-name="L3">
        <text:list-item>
          <text:p text:style-name="P24"><text:span text:style-name="T12">Corrector</text:span><text:span text:style-name="T10">: M</text:span><text:span text:style-name="T11">artín Buchwald</text:span></text:p>
        </text:list-item>
      </text:list>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Comm</text:p>
      <text:p text:style-name="P18">A la hora de empezar con este ejercicio, es necesario tener en claro los dos casos que se presentan. Por un lado, si el usuario ingresa -1 o -2 (se deberá imprimir las líneas únicas del archivo que corresponda) o si no ingresa parámetro (se deberán ingresar las líneas que coincidan). Para ello se utilizará un hash, en donde se guardará<text:span text:style-name="T15">n</text:span> primero que nada todas las lí<text:span text:style-name="T15">neas del primer archivo recibido por parámetro (se guardarán como claves, el valor de ellas es indiferente ya que no se usará). Luego, para el primer caso mencionado, se recorrerá el segundo archivo y se verificará que no sus líneas no se encuentren en el hash, es decir, que no se encuentren repetidas en el primer archivo, y en caso de que así suceda se imprimirá la línea y luego se la agregará al hash (teniéndola ahora como ya incluida). Ya sea que el usuario ingrese -1 o -2 lo único que cambiará eso es que archivo se pone primero por parámetro y en consecuencia cuál segundo. Para el segundo caso, al igual que antes, se llenará el hash con las líneas del primer archivo, y, a diferencia de antes, se verificará que cada línea del segundo archivo sí esté. En caso que sea verdadero, la línea se imprimirá y se borrará del hash para evitar imprimirla de vuelta. <text:s/>En la función main (donde se llamará a comm) se deberá tener en cuenta al igual que en el ejercicio uniq-count, que, al utilizarse archivos, se deberá corroborar que no haya ningún error ya sea de lectura de archivos como de cierre. <text:line-break/>Teniendo en cuenta que se recorrerá una vez el primer archivo pasado por parámetro (para meter sus líneas en el hash como clave) y luego una vez el segundo archivo, verificando que sus líneas están o no el hash según lo que se requiera hacer, el algoritmo será de orden n+k , siendo n la longitud del primer archivo y k la del segundo. En caso de tener longitudes similares será 2n, es decir n (el 2 es despreciable). Si k llegase a ser mucho más grande que n, el orden del algoritmo sería k (o n en el caso contrario).</text:span></text:p>
      <text:p text:style-name="P18"/>
      <text:p text:style-name="P18"/>
      <text:p text:style-name="P19">UNIQ-COUNT</text:p>
      <text:p text:style-name="P19"/>
      <text:p text:style-name="P12">Iterador post order</text:p>
      <text:p text:style-name="P16">Para <text:span text:style-name="T16">realizar este iterador de modo externo se tendrán en cuenta los tips dados en clase: </text:span></text:p>
      <text:p text:style-name="P25">- al crear el iterador debo apilar la raíz y la traza izquierda (borde izquierdo del árbol)<text:line-break/>- al avanzar debo desapilar y apilar la traza izquierda si y solo sí el desapilado es hijo izquierdo del nuevo tope.<text:line-break/>Luego el resto es como el iterador in order: para ver el actual se verá el tope de la pila y para saber si el iterador está al final se verificará que la pila está vacía.</text:p>
      <text:p text:style-name="P26">Con el iterador interno se prodecedrá igual que con el iterador in order, salvo que, obviamente, se modificará el orden en que se recorre el árbol, es decir que primero se irá <text:s/>recorriendo recursivamente los hijos izquierdos, luego los derechos y finalmente las raíces en cada caso (aplicándo la función de visitar).<text:line-break/>El orden, al igual que en el iter in order nuevamente, será de n, ya que se recorren todos los nodos del árbol, siendo entonces n la cantidad de nodos.</text:p>
      <text:p text:style-name="P17"/>
      <text:p text:style-name="P28">ABB-ITEMS</text:p>
      <text:p text:style-name="P17"/>
      <text:p text:style-name="P13">Top-k</text:p>
      <text:p text:style-name="P29"><text:span text:style-name="T18">Para poder realizar este ejercicio cumpliendo el orden pedido, esto es, n log k (siendo n la cantidad de elementos del vector recibido y k la cantidad de elementos que tendrá el arreglo a devolver) se podría hacer lo siguiente: </text:span><text:span text:style-name="T19">ya que se piden los k números menores, y el orden debe ser n log k, se usará un heap en el que se guardarán k números. Para ello, se ha pensado recorrer los primeros k elementos del vector recibido y ubicarlos en el heap (este heap deberá ser de máximos, ahora se </text:span><text:soft-page-break/><text:span text:style-name="T19">verá el porqué) . Después, lo indicado sería terminar de recorrer el arreglo e ir fijándose por cada elemento si es menor al máximo del heap, que se puede obtener viendo el tope del heap, puesto que es de máximos como se mencionó antes, y, en caso de ser menor que el tope del heap, desencolar el tope y encolar el nuevo elemento. Lo bueno es que al usar el heap, al incluir el nuevo elemento todo se reordenará y se obtendrá de nuevo el número de mayor valor en el heap al revisar el tope. Este procedimiento se repetirá hasta recorrer todo el arreglo, por lo que se tendrá orden n aquí y log k por lo mencionado anteriormente sobre el heap. Finalmente, y no hay que olvidar, es que se deberá ubicar en un nuevo arreglo (ara el cual se pedirá memoria y así se podrá devolver) todos los elementos que queden en el heap luego de recorrer todo el arreglo. Esto agregará al orden un +k de esta manera: n log + k, pero esto no modifica el orden, de modo que quedaría igualmente n log k.</text:span></text:p>
      <text:p text:style-name="P29"><text:span text:style-name="T19"/></text:p>
      <text:p text:style-name="P30"><text:span text:style-name="T19">H</text:span><text:span text:style-name="T17">EAP-PRIORIZ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officeooo:rsid="001c4f3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01:15:53.383731306</meta:creation-date>
    <dc:date>2016-11-25T19:19:25.779056996</dc:date>
    <meta:editing-duration>PT1H7M21S</meta:editing-duration>
    <meta:editing-cycles>17</meta:editing-cycles>
    <meta:generator>LibreOffice/5.1.4.2$Linux_X86_64 LibreOffice_project/10m0$Build-2</meta:generator>
    <meta:document-statistic meta:table-count="0" meta:image-count="0" meta:object-count="0" meta:page-count="3" meta:paragraph-count="19" meta:word-count="858" meta:character-count="4620" meta:non-whitespace-character-count="3778"/>
  </office:meta>
</office:document-meta>
</file>